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text-properties fo:font-weight="normal" officeooo:rsid="001adf5c" officeooo:paragraph-rsid="001adf5c" style:font-weight-asian="normal" style:font-weight-complex="normal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  <style:text-properties officeooo:rsid="001adf5c" officeooo:paragraph-rsid="001adf5c"/>
    </style:style>
    <style:style style:name="P5" style:family="paragraph" style:parent-style-name="Preformatted_20_Text">
      <style:paragraph-properties fo:margin-top="0cm" fo:margin-bottom="0.499cm" style:contextual-spacing="false" fo:padding="0cm" fo:border="none"/>
      <style:text-properties officeooo:rsid="001b2393" officeooo:paragraph-rsid="001b2393"/>
    </style:style>
    <style:style style:name="P6" style:family="paragraph" style:parent-style-name="Preformatted_20_Text">
      <style:paragraph-properties fo:padding="0cm" fo:border="none"/>
    </style:style>
    <style:style style:name="P7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1b2393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adf5c" officeooo:paragraph-rsid="001adf5c" style:font-weight-asian="bold" style:font-weight-complex="bold"/>
    </style:style>
    <style:style style:name="P11" style:family="paragraph" style:parent-style-name="Standard">
      <style:text-properties officeooo:rsid="001adf5c" officeooo:paragraph-rsid="001adf5c"/>
    </style:style>
    <style:style style:name="P12" style:family="paragraph" style:parent-style-name="Standard">
      <style:text-properties fo:font-weight="normal" officeooo:rsid="001adf5c" officeooo:paragraph-rsid="001adf5c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>
      <style:paragraph-properties fo:margin-top="0cm" fo:margin-bottom="0.499cm" style:contextual-spacing="false" fo:padding="0cm" fo:border="none"/>
      <style:text-properties officeooo:rsid="001b2393" officeooo:paragraph-rsid="001b2393"/>
    </style:style>
    <style:style style:name="T1" style:family="text">
      <style:text-properties officeooo:rsid="001adf5c"/>
    </style:style>
    <style:style style:name="T2" style:family="text">
      <style:text-properties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YTHON <text:span text:style-name="T1">LISTAS</text:span></text:p>
      <text:p text:style-name="Standard"/>
      <text:p text:style-name="Standard"/>
      <text:p text:style-name="P9">¿Qués <text:span text:style-name="T1">son las estructuras de datos</text:span>?</text:p>
      <text:p text:style-name="Standard">* <text:span text:style-name="T1">Una estructura de datos es una forma organizada de almacenar, gestionar y manipular datos para que puedan ser utilizadas eficientemente.</text:span></text:p>
      <text:p text:style-name="Standard"/>
      <text:p text:style-name="P11">Las estructuras de <text:s/>datos proporcionan un medio para manejar grandes volúmenes de datos y operaciones asociadas de manera efectiva, permitiendo a los programas informáticos acceder, modificar y procesar información de manera rápida y eficiente.</text:p>
      <text:p text:style-name="P11"/>
      <text:p text:style-name="P11">Las estructuras de datos son esenciales en la información porque permiten a los desarrolladores organizar y utilizar datos de maneras específicas, lo que puede afectar significativamente el rendimiento y la eficiencia de un programa.</text:p>
      <text:p text:style-name="P11">------------------------------------------------------------------------------------------------------------------------</text:p>
      <text:p text:style-name="P10">Listas</text:p>
      <text:p text:style-name="P10"/>
      <text:p text:style-name="P12">Las listas en Python son variables que almacenan “arreglos” arrays, Objetos, donde internamente cada posición puede ser un tipo de dato distinto.</text:p>
      <text:p text:style-name="P12"/>
      <text:p text:style-name="P12">Es decir, una lista es un compendio de objetos arbitrarios, parecido a loas matrices en muchos otros lenguajes de programación, pero más flexibles. La creación de una lista se hace usando los corchetes [] y separando cada objeto por una coma.</text:p>
      <text:p text:style-name="P12"/>
      <text:p text:style-name="P12">Una lista no es únicamente un arreglo de varios objetos. Es una colección ordenada de objetos. Es decir que el primer elemento comenzará siempre con la dirección o índice cero(0)m el segundo elemento con (1) y así sucesivamente.</text:p>
      <text:p text:style-name="P12"/>
      <text:p text:style-name="P12">Ejemplo:</text:p>
      <text:p text:style-name="P12">En la lista nombrada cajón almacenamos 4 elementos diferentes, automáticamente con el mismo orden se asignan los índices como se visualiza en tabla:</text:p>
      <text:p text:style-name="P12"/>
      <text:p text:style-name="P3">cajón = [ 7, ‘Hola’, True, 3.5 ]</text:p>
      <text:p text:style-name="P12"/>
      <text:p text:style-name="P12">Python nos ofrece diversos métodos que nos van a facilitar la vida al momento de querer trabajar con las listas, la recopilación completa puedes verla aquí: </text:p>
      <text:p text:style-name="P12">------------------------------------------------------------------------------------------------------------------------</text:p>
      <text:p text:style-name="P12">Agregar un elemento al final de la lista:</text:p>
      <text:p text:style-name="P3">x = 10</text:p>
      <text:p text:style-name="P1">list.append( x )</text:p>
      <text:p text:style-name="P1">--------------------------------------------------------------------------------</text:p>
      <text:p text:style-name="P4">Amplía la lista agregando todos los elementos del iterable:</text:p>
      <text:p text:style-name="P4">list.extend( iterable )</text:p>
      <text:p text:style-name="P7"># el iterable puede ser de tipo lista o tupla</text:p>
      <text:p text:style-name="P7">-------------------------------------------------------------------------------- </text:p>
      <text:p text:style-name="P4">Inserta un elemento x en una posición i determinada dentro de la lista:</text:p>
      <text:p text:style-name="P4">list.insert( i , x )</text:p>
      <text:p text:style-name="P4"><text:soft-page-break/>--------------------------------------------------------------------------------</text:p>
      <text:p text:style-name="P4">Elimina el primer elemento de la lista cuyo valor sea igual a x:</text:p>
      <text:p text:style-name="P4">list.remove( x )</text:p>
      <text:p text:style-name="P4">--------------------------------------------------------------------------------</text:p>
      <text:p text:style-name="P5">Quitar un objeto en una posición dada dentro de la lista y lo retorna. Si no se específica ningún índice, a.pop() elimina y devuelve el último elemento de la lista.</text:p>
      <text:p text:style-name="P5">objetoEnPosicionI = list.pop( i )</text:p>
      <text:p text:style-name="P5">--------------------------------------------------------------------------------</text:p>
      <text:p text:style-name="P5">clear() se utiliza para borrar todos los elementos de la lista:</text:p>
      <text:p text:style-name="P4">list.clear( )</text:p>
      <text:p text:style-name="P4">--------------------------------------------------------------------------------</text:p>
      <text:p text:style-name="P5">Devuelve el número de veces que x aparece en la lista:</text:p>
      <text:p text:style-name="P5">list.clear( )</text:p>
      <text:p text:style-name="P5">--------------------------------------------------------------------------------</text:p>
      <text:p text:style-name="P5">Ordena los elementos de la lista. De forma ascendente:</text:p>
      <text:p text:style-name="P5">list.sort()</text:p>
      <text:p text:style-name="P5">--------------------------------------------------------------------------------</text:p>
      <text:p text:style-name="P14">Invierte los elementos de la lista.</text:p>
      <text:p text:style-name="P2">list = [1, 2, 3, 4]</text:p>
      <text:p text:style-name="P6">list.reverse()</text:p>
      <text:p text:style-name="P1">print(list)  # Imprime [4, 3, 2, 1]</text:p>
      <text:p text:style-name="P1">--------------------------------------------------------------------------------</text:p>
      <text:p text:style-name="P13">Devuelve <text:span text:style-name="T2">True</text:span> si el elemento x está en la lista y <text:span text:style-name="T2">False </text:span>si no lo está</text:p>
      <text:p text:style-name="P2">if x in lista:</text:p>
      <text:p text:style-name="P6">    print("El elemento está en la lista.")</text:p>
      <text:p text:style-name="P6">else:</text:p>
      <text:p text:style-name="P1">    print("El elemento no está en la lista.")</text:p>
      <text:p text:style-name="P5"/>
      <text:p text:style-name="P5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4:52:51.094533645</meta:creation-date>
    <dc:date>2024-12-16T05:17:12.006510669</dc:date>
    <meta:editing-duration>PT6M35S</meta:editing-duration>
    <meta:editing-cycles>1</meta:editing-cycles>
    <meta:document-statistic meta:table-count="0" meta:image-count="0" meta:object-count="0" meta:page-count="2" meta:paragraph-count="51" meta:word-count="463" meta:character-count="3634" meta:non-whitespace-character-count="3210"/>
    <meta:generator>LibreOffice/24.2.5.2$Linux_X86_64 LibreOffice_project/bffef4ea93e59bebbeaf7f431bb02b1a39ee8a59</meta:generator>
  </office:meta>
</office:document-meta>
</file>